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line-through-style="solid" style:text-position="0% 100%"/>
    </style:style>
    <style:style style:name="T5" style:family="text">
      <style:text-properties style:text-line-through-style="solid" style:text-position="0% 100%" style:text-underline-style="none"/>
    </style:style>
    <style:style style:name="T6" style:family="text">
      <style:text-properties style:text-line-through-style="solid" style:text-position="0% 100%" style:font-name="Times New Roman" style:text-underline-style="none"/>
    </style:style>
    <style:style style:name="T7" style:family="text">
      <style:text-properties style:text-line-through-style="none" style:text-position="0% 100%"/>
    </style:style>
    <style:style style:name="T8" style:family="text">
      <style:text-properties style:text-line-through-style="none" style:text-position="0% 100%" style:text-underline-style="solid" style:text-underline-width="auto" style:text-underline-color="font-color"/>
    </style:style>
    <style:style style:name="T9" style:family="text">
      <style:text-properties style:text-line-through-style="none" style:text-position="0% 100%" style:text-underline-style="none"/>
    </style:style>
    <style:style style:name="T10" style:family="text">
      <style:text-properties style:text-line-through-style="none" style:text-position="0% 100%" style:font-name="Times New Roman1" style:text-underline-style="none"/>
    </style:style>
    <style:style style:name="T11" style:family="text">
      <style:text-properties style:text-line-through-style="none" style:text-position="0% 100%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0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Prayer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3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Judah, Isaiah, Eli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3">[Note: The number "131" is written in pencil and circled in the top right corner of the page.]</text:p>
      <text:p text:style-name="P3"/>
      <text:p text:style-name="P2">Is the sacrificial rite or prayer/</text:p>
      <text:p text:style-name="P2">the most acceptable service?/<text:line-break/>?[Hebrew]/</text:p>
      <text:p text:style-name="P2"/>
      <text:p text:style-name="P3">[Page 1]</text:p>
      <text:p text:style-name="P3">Brethren! <text:s/>A question which may have often arisen in/ your minds, and which the section of this Sabbath suggests,/ was lately put to me for solution. <text:s/>I will set it forth,/ and discuss it before you, in as simple and brief a manner/ as the subject will allow./</text:p>
      <text:p text:style-name="P3">"Do the Israelites believe that when restored to their land, the/ sacrificial service will be reinstated, or that it will be super-/-seded by prayer?" <text:s/>To the first part of this query, I/ replied, unhesitatingly, in the affirmative, and for the following/ reason: Firstly; because in several instances when the prophets/ foretell a gathering of our people from their dispersion, allu-/-sions are made to the offerings that shall again be laid/ upon the altar. <text:s/>Secondly; because our ritual, composed by men/ thoroughly acquainted with our traditions, teem with entreaties/ for a return of the time, in which we may present to the Lord/ the choice of our flock and herd. <text:s/>Thus, by way of illustra-/-tion, Isaiah in the 56<text:span text:style-name="T2">th</text:span><text:span text:style-name="T3"> chapter of the book bearing his name,/ declares that at the restoration from our captivity even/ the oblations of the strangers, who serve God faithfully,/ will be accepted with favor. <text:s/>"[Hebrew] <text:s/>I will bring them unto my/ holy mountain, and make them joyful in my house of prayer,/</text:span></text:p>
      <text:p text:style-name="P3"><text:soft-page-break/><text:span text:style-name="T3"/></text:p>
      <text:p text:style-name="P3"><text:span text:style-name="T3">[Page 2]</text:span></text:p>
      <text:p text:style-name="P3"><text:span text:style-name="T3">their burnt-offerings and their sacrifices shall be accepted/ on my altar and immediately follows: So saith the Lord God, that gathereth the/ outcasts of Israel" [Hebrew]. <text:s/>And in our daily prayers/ we so petition the Lord "Restore the service to the oracle of thy/ house, and receive speedily with loving-kindness the burnt-offerings/ and orisons of Israel [Hebrew] But notwithstanding all this, I/ was bold enough to assert that the sacrificial service/ may be modified or totally abolished in the Messianic era./ <text:s/>Men dare not alter what God has established, but the/ heavenly Legislator can, if He so wills, change the laws He/ enacted. <text:s/>The command not to add or diminish therefrom,/ is evidently intended as a restraint upon our inclinations/ to make the Mosaic ordinances subserve wordly[sic!] purposes./ <text:s/>For example, to permit ourselves, when among gentiles, the/ adoration of being besides the Creator, or to lay in abeyance/ the observance of the Sabbath, but it cannot be construed/ into the absolute perpetuity of every precept of the/ Torah. <text:s/>These veins as held by Albo in his book of/ creeds, I deem admissible and perfectly orthodox./ <text:s/>The Almighty who thought it necessary to instruct us by/ means of revelation, can, in the same manner, as publicly/ and as effectually communicate to us the alterations He/</text:span></text:p>
      <text:p text:style-name="P3"><text:span text:style-name="T3"/></text:p>
      <text:p text:style-name="P3"><text:span text:style-name="T3">[Page 3]</text:span></text:p>
      <text:p text:style-name="P3"><text:span text:style-name="T3">may desire that the external form of Jewish worship/ undergo. <text:s/>Might He not indeed consider that the/ object to be attained by the sacrificial rite, could be/ reached through some other agency? <text:s/>For nearly twenty/ centuries Judaism has existed without priesthood, without/ altar, and without the blood of atonement; hence the/ Temple service cannot be essential to the preservation of/ our religion. <text:s/>Nay, its having been confined within narrow/ limits goes far to prove that its absence is not detrimen-/-tal to the principles of which we were made the depo-/-sitaries. <text:s/>For, whereas the dietary laws and many/ other prescriptions are not depending for their observance/ on any locality; </text:span><text:span text:style-name="T4">concerning</text:span><text:span text:style-name="T7"> about the sacrifices we read in Deuteronomy,/ "only in the place that the Lord shall choose, out of one of/ thy tribes, there shalt thou make thy burnt-offerings" [Hebrew]/ <text:s/>In fact, Maimonides, who in his ritual work writes, at the/ end of treatise "Kings," that in the days of the Messiah all/ the institutions of the Pentateuch will be reestablished, and/ among others that of the sacrifices, does not scruple to lay/ it down as his opinion, in the third discourse of his philosophical/ book, that the injunction to slaughter animals as a sign/</text:span></text:p>
      <text:p text:style-name="P3"><text:span text:style-name="T7"/></text:p>
      <text:p text:style-name="P3"><text:span text:style-name="T7">[Page 4]</text:span></text:p>
      <text:p text:style-name="P3"><text:span text:style-name="T7">of admiration to the Deity, was a mere concession to the time;/ that the universality of that custom induced the </text:span><text:span text:style-name="T4">divine</text:span><text:span text:style-name="T7"> heavenly Legis-/-lator to retain it in His code, under such restrictions, as/ would prevent Israelites from copying their heathen neighbors./ <text:s/>Thus we see that celebrated author representing in one/ case our people's tradition; and endeavouring in the other/ to show that the sacrificial service had nothing in itself/ to recommend it; but that it owes its origin to extraneous/ causes. <text:s/>As a theologian, he could but say that the im-/-molation of victims upon the altar would be resumed, for,/ so prophecy and the oral law seem to teach; as a deep/ thinker, he imagined ot have discovered that that usage,/ though hallowed by the Divinity, was only borrowed./</text:span></text:p>
      <text:p text:style-name="P3"><text:span text:style-name="T7">This opinion, however, has been disputed; and on strong grounds./ <text:s/>Its opponents contend, that the wish to return, as it were,/ a portion of our substance unto God, as a token of gratitude,/ is inborn in man--for Abel could not have been in-/-fluenced by idolatrous practices to offer the firstlings of/ his flock and the fat thereof--but as riches among/ the ancients, consisted principally in the possession of/ cattle and in the produce of the ground, it was natural/ that their gifts should be choice fruits, and unblemished animals./</text:span></text:p>
      <text:p text:style-name="P3"><text:span text:style-name="T7"/></text:p>
      <text:p text:style-name="P3"><text:span text:style-name="T7">[Page 5]</text:span></text:p>
      <text:p text:style-name="P3"><text:span text:style-name="T7">That practice God deigned to sanction and even to encourage,/ because it served a righteous purpose, because it bound/ the creature to his Creator; and as a mere feeling of compunc-/-tion appeared to man </text:span><text:soft-page-break/><text:span text:style-name="T7">insufficient to blot out sin, our ancestors/ were ordered to let the blood of animals, poured on the/ altar, typify their willingness to spill their own blood,/ if it were demanded as an expiration. <text:s/>But with that/ practice another, equally inherent in man, and more/ acceptable to the Lord was found. <text:s/>It was the offering/ of the heart: prayer. <text:s/>It co-existed with the sacrificial/ rite. <text:s/>It did and </text:span><text:span text:style-name="T8">will</text:span><text:span text:style-name="T9"> survive it under whatever circum-/-stances Israel be placed. <text:s/>No one can positively assert/ that stated prayers were recited during the first stages/ of our national history. <text:s/>But what we can gather/ from Holy Writ leads us to believe that entreaties to the/ Lord were made as the</text:span><text:span text:style-name="T5">y</text:span><text:span text:style-name="T9"> occasion would call for./</text:span></text:p>
      <text:p text:style-name="P3"><text:span text:style-name="T9">Moses invoked a blessing upon Israel on the day that the/ </text:span><text:span text:style-name="T5">Tabernac</text:span><text:span text:style-name="T9"> work </text:span><text:span text:style-name="T5">of</text:span><text:span text:style-name="T9"> for the Tabernacle was completed, and when/ Aaron was first invested with authority to minister therein./ <text:s/>The latter pronounced a benediction with uplifted hands/ after he had been inducted into his sacred office./</text:span></text:p>
      <text:p text:style-name="P3"><text:span text:style-name="T9"/></text:p>
      <text:p text:style-name="P3"><text:span text:style-name="T9">[Page 6]</text:span></text:p>
      <text:p text:style-name="P3"><text:span text:style-name="T9">Our progenitors often when they suffered in the wilderness by reason of their/ trespasses--knowing the efficacy of prayer--asked their/ inspired leader to implore the mercy of god for their sake./ <text:s/>And we read in Deuteronomy that the Israelite who confesses to have given all the tithes/ prescribed by the law, added to his acknowledgment the/ following supplication. <text:s/>"Oh! <text:s/>Look down from Thy holy habitation,/ from heaven, and bless Thy people Israel, and the land which/ thou hast given us." <text:s/>[Hebrew]. <text:s/>It would/ be superfluous that I should cite biblical passages, in order/ to prove that as we come down to later times the/ exercise of prayer is exhibited with still more frequency./ <text:s/>Hannah is said to have been praying long, while Eli obser-/-ved the motions of her lips. <text:s/>Samuel gathered the/ people of Israel at Mizpah to hold a solemn/ convocation with fasting and prayer. <text:s/>Shall/ I mention David whose petitions to God are numerous and/ soul-stirring, and who established a daily service with/ hymns and psalmody both for the moveable sanctuary/ and for that he contemplated building at Jerusalem?/ <text:s/>But a striking evidence of the regard in which prayer was/ held by the Hebrews; nay, of the superiority assigned thereto/ over the rite of sacrifice, is to me the petition of King/</text:span></text:p>
      <text:p text:style-name="P3"><text:span text:style-name="T9"/></text:p>
      <text:p text:style-name="P3"><text:span text:style-name="T9">[Page 7]</text:span></text:p>
      <text:p text:style-name="P3"><text:span text:style-name="T9">Solomon at the dedication of the Temple./ <text:s/></text:span></text:p>
      <text:p text:style-name="P3"><text:span text:style-name="T9">That sublime testimony of religious fervor--so comprehensive/ but withal so lengthy--does not contain a single allusion/ to animal sacrifices, but only, and in almost every line,/ to man's spiritual offering; even to prayer./</text:span></text:p>
      <text:p text:style-name="P3"><text:span text:style-name="T9">God is ardently invoked and His hearing is implored to/ all human supplications; whether they be for the remission/ of sin, or the bestowal of grace, in seasons of peace, or/ in time of war; whether they be prompted by the want/ of rain; by national calamities, or by private sufferings;/ whether they be powered forth at the devoted shrine/ in the promised land, or in exile; whether they be/ the utterance of a son of the covenant, or of a stranger/ to the Hebrew family. <text:s/>Notwithstanding/ that the occasion which elicited that entreaty, saw/ numberless victims immolated upon the altar, the sup-/-pliant </text:span><text:span text:style-name="T5">Monarch</text:span><text:span text:style-name="T9"> asked to obtain a Divine blessing, not/ through them, but through the out pouring of a soul, that/ yearns</text:span><text:span text:style-name="T5">ng</text:span><text:span text:style-name="T9"> after the great and beneficent God. <text:s/>Now,/ Having adduced this--to me conclusive proof--of/ the powerful hold which prayer had taken on the mind/ of our ancestors, and of the high position it occupied./</text:span></text:p>
      <text:p text:style-name="P3"><text:span text:style-name="T9"/></text:p>
      <text:p text:style-name="P3"><text:span text:style-name="T9">[Page 8]</text:span></text:p>
      <text:p text:style-name="P3"><text:span text:style-name="T9">I shall forego an inclination to quote other passages,/ in order to substantiate the same idea. <text:s/>I will/ rather request that you follow me in a hasty review/ of the Jewish worship after the return from the/ Babylonish captivity. <text:s/>When the corner stone/ of the second Temple was laid, Levites accompanied/ by instrumental music, sang to the Lord, in the lan-/-guage of King David, and all the people transported/ with joy at the happy occurrence, unanimously joined/ in the divine praise. <text:s/>Later, at the consecration of/ the capital of Judea, Levites were urged to come thither,/ to celebrate</text:span><text:span text:style-name="T5">d</text:span><text:span text:style-name="T9"> the occasion with hymns and </text:span><text:soft-page-break/><text:span text:style-name="T9">psalmody,/ and two companies thereof were stationed in the house of/ God for that special purpose. <text:s/>From that time, writes/ the inspired historian, men were appointed to officiate/ as choristers, for, "since the days of David and Asaph/--the chiefs of singers--songs of praise and thanks-/-givings were given to God" [Hebrew]/ [Hebrew]. <text:s/>Thus far, my dear Brethren! <text:s/>I have/ endeavoured to draw from the Bible itself corroborative/ proofs to my assertion. <text:s/>I have shown that/</text:span></text:p>
      <text:p text:style-name="P3"><text:span text:style-name="T9"/></text:p>
      <text:p text:style-name="P3"><text:span text:style-name="T9">[Page 9]</text:span></text:p>
      <text:p text:style-name="P3"><text:span text:style-name="T9">even without our accepting tradition, which makes public/ thanksgivings &amp; supplications an institution coexistent with the sacrificial/ service, we may readily admit that prayers were offered/ by our ancient fathers, and their efficacy was greatly relied upon./ <text:s/>But what light can guide us in our researches, after/ the closing of the sacred canon, if we do not follow/ the Mishn</text:span><text:span text:style-name="T10">á</text:span><text:span text:style-name="T11">h and Gem</text:span><text:span text:style-name="T10">á</text:span><text:span text:style-name="T11">ra? <text:s/>It is those books/ that have treasured up all that comes within the range/ of Jewish history and literature, and then we must/ consult when we seek information. <text:s/>Well, from their/ pages we learn that besides the customary </text:span><text:span text:style-name="T6">j</text:span><text:span text:style-name="T11"> hymns/ sang daily by the Levites, whilst the libations were made,/ ,[sic!] some prayers identical with those we now recite, were/ read by the priests early every morning. <text:s/>We are/ likewise told that whosoever presented a sin offering,/ pronounced a confession, while laying his hand on the/ head of the animal, and that each sacrifice called forth/ some expression of grateful acknowledgment or intreaty[sic!]./</text:span></text:p>
      <text:p text:style-name="P3"><text:span text:style-name="T11"><text:tab/>But what specially demonstrates the value/ in which prayer was held, is a regulation, which tradition/ dates from a very remote period, but which, beyond all/ doubt, existed during the second sanctuary./</text:span></text:p>
      <text:p text:style-name="P3"><text:span text:style-name="T11"/></text:p>
      <text:p text:style-name="P3"><text:span text:style-name="T11">[Page 10]</text:span></text:p>
      <text:p text:style-name="P3"><text:span text:style-name="T11">I have reference to the Ma</text:span><text:span text:style-name="T10">ä</text:span><text:span text:style-name="T11">madot. <text:s/>A few words/ will explain its object. <text:s/>The impossibility of detaining/ the people of Israel constantly at the Temple, to/ witness the worship, induced our Sages to establish/ that certain individuals </text:span><text:span text:style-name="T6">of</text:span><text:span text:style-name="T11"> noted for their piety, should/ be selected out of every section of the country, as repre-/-sentatives of the whole nation. <text:s/>Those among them/ who dwelt at Jerusalem, or in a neighboring city, should/ personally attend the service; others who resided at a/ distance should meet in their respective Synagogues,/ and by fasting and prayer draw the blessing of God/ over their brethren. <text:s/>Here we clearly perceive,/ that the offering of piety </text:span><text:span text:style-name="T6">[?]</text:span><text:span text:style-name="T11"> stood, to say the least,/ parallel</text:span><text:span text:style-name="T6">l</text:span><text:span text:style-name="T11"> with the offering of the choicest steers./ <text:s/>But the Rabbis go further and declare, that the existence/ of the world depended mainly upon those assemblies/ of the godly [Hebrew], for when all </text:span><text:span text:style-name="T6">would</text:span><text:span text:style-name="T11"> might fail/ to propitiate the grace of the Almighty, sincere/ prayers will appease His wrath. <text:s/>"The gates/ of prayer," write some of those teachers of Israel, "are/ never closed" [Hebrew]. <text:s/>What means/</text:span></text:p>
      <text:p text:style-name="P3"><text:span text:style-name="T11"/></text:p>
      <text:p text:style-name="P3"><text:span text:style-name="T11">[Page 11]</text:span></text:p>
      <text:p text:style-name="P3"><text:span text:style-name="T11">Holy Writ, when it bids us serve God, they ask/ each other, and the answer is; "it recommends prayer."/ <text:s/>[Hebrew]. <text:s/>And in drawing a comparison between/ the two kinds of worship--the immolation of victims/ and supplications--, they ascribe to the latter </text:span><text:span text:style-name="T6">[?]</text:span><text:span text:style-name="T11"> a decided superiority./ <text:s/>[Hebrew]. <text:s/>In like manner commenting upon the/ </text:span><text:span text:style-name="T6">sentence</text:span><text:span text:style-name="T11"> passage of Isaiah, which I quoted above, they discover the/ unsurpassed value of prayer, in the fact that the prophet/ ends </text:span><text:span text:style-name="T6">it</text:span><text:span text:style-name="T11"> his sentence thus "My house shall be a house of prayer for all/ people." <text:s/>[Hebrew]. <text:s/>But I promised at/ the outset to be brief, and I will not trespass any longer./ <text:s/>If I have succeeded to prove that prayer has always/ claimed and received in Israel a high position; that/ it was always regarded as a link between the creature/ and his Creator, that time further developped[sic!] and inten-/-sified those feelings; that prayer coexisted with the/ sacrifices, and as they ceased, it became more generalized/ and heightened in value through the maxims of our/ Sages, I have reached the goal I desired to attain./ <text:s/>For, what we have so long been taught to believe the/ most acceptable offering to the Lord, you will own that/ it cannot be displaced by another object./</text:span></text:p>
      <text:p text:style-name="P3"><text:span text:style-name="T11"/></text:p>
      <text:p text:style-name="P3"><text:soft-page-break/><text:span text:style-name="T11">[Page 12]</text:span></text:p>
      <text:p text:style-name="P3"><text:span text:style-name="T11">The slaughtering of animals upon the altar may be/ reinstated, if God so wills; but prayer must rank/ foremost in the worship, prayer must to the end/ of time continue to be our refuge, our comfort/ and delight. <text:s/>It may be that in the Messianic era/ our obedience to both institutions will be required,/ therefore do we in our ignorance of God's purposes, beseech/ Him to hasten the time, in which we may be enabled/ to perform those commands of His law, now suspended/ because of our dispersion. <text:s/>Heedful of prophetic teaching/ and tradition, we exclaim "O Lord our God! bring us back to Zion thy city/ with joy, and there will we in thy presence, make the/ offerings obligatory upon us [Hebrew]. <text:s/>And/ on the day of atonement, to which special allusion is/ made in the lesson of this Sabbath, we repeatedly express/ the same wish; yet I most humbly &amp; reverently, say that the sacrificial/ rite may be abolished by Divine direction, but prayer will/ eternally remain the service in which the Almighty takes/ pleasure. <text:s/>When we shall have washed our hands in innocence, we/ shall again be permitted to surround the altar to be reared/ in Judah's land; but the outpouring of our hearts/</text:span></text:p>
      <text:p text:style-name="P3"><text:span text:style-name="T11"/></text:p>
      <text:p text:style-name="P3"><text:span text:style-name="T11">[Page 13]</text:span></text:p>
      <text:p text:style-name="P3"><text:span text:style-name="T11">will best evince our thankfulness to the Great/ Redeemer; the thrilling sound of our united orisons/ shall manifest the love of Israel for their living/ Saviour; joyous songs and ardent praise, will/ call down from heaven the fire, symbol of God's/ acceptance and blessing. <text:s/>May this be speedily/ verified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1T12:15:30.78</meta:creation-date>
    <meta:document-statistic meta:table-count="0" meta:image-count="0" meta:object-count="0" meta:page-count="6" meta:paragraph-count="96" meta:word-count="2708" meta:character-count="16583"/>
    <dc:date>2013-01-31T14:14:10.81</dc:date>
    <meta:editing-duration>PT8M38S</meta:editing-duration>
    <meta:editing-cycles>1</meta:editing-cycles>
    <meta:generator>OpenOffice.org/3.4.1$Win32 OpenOffice.org_project/341m1$Build-9593</meta:generator>
  </office:meta>
</office:document-meta>
</file>